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14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119.8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5.54mm"/>
    </style:style>
    <style:style style:name="co8" style:family="table-column">
      <style:table-column-properties fo:break-before="auto" style:column-width="27.69mm"/>
    </style:style>
    <style:style style:name="co9" style:family="table-column">
      <style:table-column-properties fo:break-before="auto" style:column-width="144.3mm"/>
    </style:style>
    <style:style style:name="co10" style:family="table-column">
      <style:table-column-properties fo:break-before="auto" style:column-width="63.16mm"/>
    </style:style>
    <style:style style:name="co11" style:family="table-column">
      <style:table-column-properties fo:break-before="auto" style:column-width="47.64mm"/>
    </style:style>
    <style:style style:name="co12" style:family="table-column">
      <style:table-column-properties fo:break-before="auto" style:column-width="35.67mm"/>
    </style:style>
    <style:style style:name="co13" style:family="table-column">
      <style:table-column-properties fo:break-before="auto" style:column-width="56.36mm"/>
    </style:style>
    <style:style style:name="co14" style:family="table-column">
      <style:table-column-properties fo:break-before="auto" style:column-width="51.73mm"/>
    </style:style>
    <style:style style:name="co15" style:family="table-column">
      <style:table-column-properties fo:break-before="auto" style:column-width="41.66mm"/>
    </style:style>
    <style:style style:name="co16" style:family="table-column">
      <style:table-column-properties fo:break-before="auto" style:column-width="46.57mm"/>
    </style:style>
    <style:style style:name="co17" style:family="table-column">
      <style:table-column-properties fo:break-before="auto" style:column-width="71.35mm"/>
    </style:style>
    <style:style style:name="co18" style:family="table-column">
      <style:table-column-properties fo:break-before="auto" style:column-width="5.03mm"/>
    </style:style>
    <style:style style:name="co19" style:family="table-column">
      <style:table-column-properties fo:break-before="auto" style:column-width="6.97mm"/>
    </style:style>
    <style:style style:name="co20" style:family="table-column">
      <style:table-column-properties fo:break-before="auto" style:column-width="158.96mm"/>
    </style:style>
    <style:style style:name="co21" style:family="table-column">
      <style:table-column-properties fo:break-before="auto" style:column-width="139.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value-type" style:repeat-content="false" fo:wrap-option="wrap" fo:border="0.06pt solid #000000" style:vertical-align="middle"/>
    </style:style>
    <style:style style:name="ce28" style:family="table-cell" style:parent-style-name="Default">
      <style:table-cell-properties style:text-align-source="value-type" style:repeat-content="false" fo:wrap-option="wrap" style:vertical-align="middle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 style:vertical-align="middle"/>
    </style:style>
    <style:style style:name="ce31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justify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justify"/>
      <style:paragraph-properties fo:text-align="justify" fo:margin-left="0mm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justify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justify"/>
      <style:paragraph-properties fo:text-align="justify" fo:margin-left="0mm"/>
      <style:text-properties style:font-name="Arial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38" style:family="table-cell" style:parent-style-name="Default">
      <style:table-cell-properties style:text-align-source="fix" style:repeat-content="false" fo:wrap-option="wrap" fo:border="0.06pt solid #000000"/>
      <style:paragraph-properties fo:text-align="justify" fo:margin-left="0mm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-asian="Microsoft Sans Serif" style:font-name-complex="Microsoft Sans Serif" style:font-size-asian="11pt" style:font-size-complex="11pt"/>
    </style:style>
  </office:automatic-styles>
  <office:body>
    <office:spreadsheet>
      <table:table table:name="PESSOA_REMOVIDA" table:style-name="ta1">
        <table:table-column table:style-name="co1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4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IAUTE PESSOA_REMOVIDA</text:p>
          </table:table-cell>
          <table:covered-table-cell table:number-columns-repeated="3" table:style-name="ce4"/>
          <table:covered-table-cell table:style-name="ce31"/>
          <table:table-cell table:style-name="ce35" table:number-columns-repeated="1018"/>
        </table:table-row>
        <table:table-row table:style-name="ro2">
          <table:table-cell table:style-name="ce1" office:value-type="string" calcext:value-type="string">
            <text:p>NOME DO CAMP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ANHO</text:p>
          </table:table-cell>
          <table:table-cell table:style-name="ce4" office:value-type="string" calcext:value-type="string">
            <text:p>OBRIGATÓRIO</text:p>
          </table:table-cell>
          <table:table-cell table:style-name="ce32" office:value-type="string" calcext:value-type="string">
            <text:p>DESCRIÇÃO</text:p>
          </table:table-cell>
          <table:table-cell table:style-name="ce35" table:number-columns-repeated="1018"/>
        </table:table-row>
        <table:table-row table:style-name="ro3">
          <table:table-cell table:style-name="ce27" office:value-type="string" calcext:value-type="string">
            <text:p>matricula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Identificador da pessoa no ramo. Pode ser a matrícula. Não pode haver dois registros com o mesmo código.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nomeCivil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Nome Civil </text:span>completo da pessoa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nomeSocial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Nome social da pessoa, caso exista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ataNasciment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Data de Nascimento. </text:span>Formato DD/MM/YYYY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sex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Sexo. </text:span>1 para MASCULINO; 2 para FEMININ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identidadeGener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<text:span text:style-name="T1">Identidade de gênero. </text:span>Ver tabela de domínio IDENTIDADE_GENER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enderecoCep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NÃO</text:p>
          </table:table-cell>
          <table:table-cell table:style-name="ce27" office:value-type="string" calcext:value-type="string">
            <text:p>Endereço CEP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enderecoResidencial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Endereço Residencial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enderecoNumer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NÃO</text:p>
          </table:table-cell>
          <table:table-cell table:style-name="ce27" office:value-type="string" calcext:value-type="string">
            <text:p>Endereço Númer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enderecoComplement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NÃO</text:p>
          </table:table-cell>
          <table:table-cell table:style-name="ce27" office:value-type="string" calcext:value-type="string">
            <text:p>Endereço Complement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enderecoBairr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Endereço Bairr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enderecoUf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Endereço UF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enderecoMunicipi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NÃO</text:p>
          </table:table-cell>
          <table:table-cell table:style-name="ce27" office:value-type="string" calcext:value-type="string">
            <text:p>Endereço Municípi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enderecoPais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Endereço País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enderecoCodigoIbge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Código do IBGE do endereço da pessoa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emailParticular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NÃO</text:p>
          </table:table-cell>
          <table:table-cell table:style-name="ce27" office:value-type="string" calcext:value-type="string">
            <text:p>Email particular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estadoCivil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Estado civil. </text:span>Ver tabela de domínio ESTADO_CIVIL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uniaoEstavel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União estável. </text:span>1 para SIM; 0 para NÃ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nomeConjuge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NÃO</text:p>
          </table:table-cell>
          <table:table-cell table:style-name="ce27" office:value-type="string" calcext:value-type="string">
            <text:p>Nome do Cônjuge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ataCasament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<text:span text:style-name="T1">Data de Casamento. </text:span>Formato DD/MM/YYYY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raca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Código da Raça. </text:span>Ver tabela de domínio RACA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oadorSangue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Doador de sangue. </text:span>0 para NÃO; 1 para SIM;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tipoSanguine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Tipo sanguíneo. </text:span>O, A, AB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fatorRh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Fator RH. P ou N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pne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Portador de necessidades especiais. </text:span>0 para NÃO; 1 para SIM;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naturalidade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Naturalidade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naturalidadeUf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Naturalidade UF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nacionalidade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Nacionalidade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paisNasciment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País de nasciment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grauInstruca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Grau de instrução. </text:span>Ver tabela de domínio GRAU_INSTRUCA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formacaoProfissional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<text:span text:style-name="T1">Formação profissional. </text:span>Descrição da formação profissional da pessoa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arg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Código do cargo. </text:span>Ver tabela de domínio CARG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argoNivel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AN para ANALISTA; TC para TÉCNIC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argoClasse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Classe do cargo. </text:span>A, B, C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argoPadra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Padrão do cargo. </text:span>Valores de 1 a 13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ataUltimaProgressa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Data da última vigência de promoção/progressão. </text:span>Formato DD/MM/YYYY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ataNomeaca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Data de nomeação. </text:span>Formato DD/MM/YYYY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ataExercici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Data de exercício. </text:span>Formato DD/MM/YYYY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ataPosse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Data de posse. </text:span>Formato DD/MM/YYYY</text:p>
          </table:table-cell>
          <table:table-cell table:number-columns-repeated="1018"/>
        </table:table-row>
        <table:table-row table:style-name="ro4">
          <table:table-cell table:style-name="ce27" office:value-type="string" calcext:value-type="string">
            <text:p>dataExercicioIninterruptoMpu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Data de exercício ininterrupto no MPU. </text:span>Formato DD/MM/YYYY. A data mais remota dentre os cargos já ocupados pelo servidor, desde que não tenha havido interrupção entre um cargo e outr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unidadeLotacaoRemovid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Descrição da unidade de lotação para qual o servidor foi removido.</text:p>
          </table:table-cell>
          <table:table-cell table:number-columns-repeated="1018"/>
        </table:table-row>
        <table:table-row table:style-name="ro3">
          <table:table-cell table:style-name="ce27" office:value-type="string" calcext:value-type="string">
            <text:p>regimePrevidenciari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Tipo de regime previdenciário. </text:span>Ver tabela de domínio TP_REGIME_PREVIDENCIARI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pf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CPF. </text:span>Somente números. Valor fixo com 11 dígitos.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rgNumer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RG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rgOrga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Órgão do RG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rgDataEmissa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Data de emissão do RG. </text:span>Formato DD/MM/YYYY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rgUfEmissa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UF de emissão do RG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tituloNumer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Título de eleitor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tituloZona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Zona do títul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tituloSeca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Seção do títul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tituloUf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UF de emissão do títul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tituloDataEmissa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Data de emissão do título. </text:span>Formato DD/MM/YYYY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ertificadoMilitar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NÃO</text:p>
          </table:table-cell>
          <table:table-cell table:style-name="ce27" office:value-type="string" calcext:value-type="string">
            <text:p>Certificado militar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ertificadoMilitarDataEmissa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<text:span text:style-name="T1">Data de emissão do certificado militar. </text:span>Formato DD/MM/YYYY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nh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NÃO</text:p>
          </table:table-cell>
          <table:table-cell table:style-name="ce27" office:value-type="string" calcext:value-type="string">
            <text:p>CNH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nhCategoria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<text:span text:style-name="T1">Categoria do CNH. Exemplos </text:span>A, B, C, D, E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nhDataEmissa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<text:span text:style-name="T1">Data de emissão do CNH. </text:span>Formato DD/MM/YYYY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nhDataValidade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<text:span text:style-name="T1">Data de validade do CNH. </text:span>Formato DD/MM/YYYY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nhUfEmissa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NÃO</text:p>
          </table:table-cell>
          <table:table-cell table:style-name="ce27" office:value-type="string" calcext:value-type="string">
            <text:p>UF de emissão do CNH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registroProfissional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NÃO</text:p>
          </table:table-cell>
          <table:table-cell table:style-name="ce27" office:value-type="string" calcext:value-type="string">
            <text:p>Registro profissional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registroProfissionalTip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NÃO</text:p>
          </table:table-cell>
          <table:table-cell table:style-name="ce27" office:value-type="string" calcext:value-type="string">
            <text:p>Tipo de registro profissional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registroProfissionalDataEmissa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<text:span text:style-name="T1">Data de emissão do registro profissional. </text:span>Formato DD/MM/YYYY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registroProfissionalUfEmissa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NÃO</text:p>
          </table:table-cell>
          <table:table-cell table:style-name="ce27" office:value-type="string" calcext:value-type="string">
            <text:p>UF de emissão do registro profissional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pisPasep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Número do PIS/PASEP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primeiroEmpreg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Primeiro emprego? </text:span>0 para NÃO; 1 para SIM;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recebeAposentadoria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Recebe aposentadoria? </text:span>0 para NÃO; 1 para SIM;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banc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Número do banc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agencia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Número da agência</text:p>
          </table:table-cell>
          <table:table-cell table:number-columns-repeated="1018"/>
        </table:table-row>
        <table:table-row table:style-name="ro3">
          <table:table-cell table:style-name="ce27" office:value-type="string" calcext:value-type="string">
            <text:p>agenciaDv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Dígito verificador da agência. </text:span>Número da conta bancária incluindo a operação no caso de CAIXA e SANTANDER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onta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Número da conta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ontaDv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Dígito verificador da conta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treinamento</text:p>
          </table:table-cell>
          <table:table-cell table:style-name="ce30" office:value-type="string" calcext:value-type="string">
            <text:p>LISTA</text:p>
          </table:table-cell>
          <table:table-cell table:style-name="ce30" table:number-columns-repeated="2"/>
          <table:table-cell table:style-name="ce27" office:value-type="string" calcext:value-type="string">
            <text:p>Ver LEIAUTE TREINAMENT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ependente</text:p>
          </table:table-cell>
          <table:table-cell table:style-name="ce30" office:value-type="string" calcext:value-type="string">
            <text:p>LISTA</text:p>
          </table:table-cell>
          <table:table-cell table:style-name="ce30" table:number-columns-repeated="2"/>
          <table:table-cell table:style-name="ce27" office:value-type="string" calcext:value-type="string">
            <text:p>Ver LEIAUTE DEPENDENTE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pagamento</text:p>
          </table:table-cell>
          <table:table-cell table:style-name="ce30" office:value-type="string" calcext:value-type="string">
            <text:p>LISTA</text:p>
          </table:table-cell>
          <table:table-cell table:style-name="ce30" table:number-columns-repeated="2"/>
          <table:table-cell table:style-name="ce27" office:value-type="string" calcext:value-type="string">
            <text:p>Ver LEIAUTE PAGAMENT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onsignado</text:p>
          </table:table-cell>
          <table:table-cell table:style-name="ce30" office:value-type="string" calcext:value-type="string">
            <text:p>LISTA</text:p>
          </table:table-cell>
          <table:table-cell table:style-name="ce30" table:number-columns-repeated="2"/>
          <table:table-cell table:style-name="ce27" office:value-type="string" calcext:value-type="string">
            <text:p>Ver LEIAUTE CONSIGNAD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sindicatoAssociacao</text:p>
          </table:table-cell>
          <table:table-cell table:style-name="ce30" office:value-type="string" calcext:value-type="string">
            <text:p>LISTA</text:p>
          </table:table-cell>
          <table:table-cell table:style-name="ce30" table:number-columns-repeated="2"/>
          <table:table-cell table:style-name="ce27" office:value-type="string" calcext:value-type="string">
            <text:p>Ver LEIAUTE SINDICATO_ASSOCIAÇÃ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escontoJudicial</text:p>
          </table:table-cell>
          <table:table-cell table:style-name="ce30" office:value-type="string" calcext:value-type="string">
            <text:p>LISTA</text:p>
          </table:table-cell>
          <table:table-cell table:style-name="ce30" table:number-columns-repeated="2"/>
          <table:table-cell table:style-name="ce27" office:value-type="string" calcext:value-type="string">
            <text:p>Ver LEIAUTE DESCONTO_JUDICIAL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funpresp</text:p>
          </table:table-cell>
          <table:table-cell table:style-name="ce30" office:value-type="string" calcext:value-type="string">
            <text:p>LISTA</text:p>
          </table:table-cell>
          <table:table-cell table:style-name="ce30" table:number-columns-repeated="2"/>
          <table:table-cell table:style-name="ce27" office:value-type="string" calcext:value-type="string">
            <text:p>Ver LEIAUTE FUNPRESP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funprespAgrupamento</text:p>
          </table:table-cell>
          <table:table-cell table:style-name="ce30" office:value-type="string" calcext:value-type="string">
            <text:p>LISTA</text:p>
          </table:table-cell>
          <table:table-cell table:style-name="ce30" table:number-columns-repeated="2"/>
          <table:table-cell table:style-name="ce27" office:value-type="string" calcext:value-type="string">
            <text:p>Ver LEIAUTE FUNPRESP_AGRUPAMENTO</text:p>
          </table:table-cell>
          <table:table-cell table:number-columns-repeated="1018"/>
        </table:table-row>
        <table:table-row table:style-name="ro2" table:number-rows-repeated="104849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EPENDENTES" table:style-name="ta1">
        <table:table-column table:style-name="co7" table:default-cell-style-name="ce28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ce34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IAUTE DEPENDENTES</text:p>
          </table:table-cell>
          <table:covered-table-cell table:number-columns-repeated="3" table:style-name="ce4"/>
          <table:covered-table-cell table:style-name="ce31"/>
          <table:table-cell table:style-name="ce35" table:number-columns-repeated="1018"/>
        </table:table-row>
        <table:table-row table:style-name="ro2">
          <table:table-cell table:style-name="ce1" office:value-type="string" calcext:value-type="string">
            <text:p>NOME DO CAMP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ANHO</text:p>
          </table:table-cell>
          <table:table-cell table:style-name="ce4" office:value-type="string" calcext:value-type="string">
            <text:p>OBRIGATÓRIO</text:p>
          </table:table-cell>
          <table:table-cell table:style-name="ce32" office:value-type="string" calcext:value-type="string">
            <text:p>DESCRIÇÃO</text:p>
          </table:table-cell>
          <table:table-cell table:style-name="ce35" table:number-columns-repeated="1018"/>
        </table:table-row>
        <table:table-row table:style-name="ro2">
          <table:table-cell table:style-name="ce27" office:value-type="string" calcext:value-type="string">
            <text:p>nome</text:p>
          </table:table-cell>
          <table:table-cell table:style-name="ce30" office:value-type="string" calcext:value-type="string">
            <text:p>STRING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string" calcext:value-type="string">
            <text:p>SIM</text:p>
          </table:table-cell>
          <table:table-cell table:style-name="ce27" office:value-type="string" calcext:value-type="string">
            <text:p>Nome do depenente.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ataNasciment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<text:span text:style-name="T1">Data de nascimento. </text:span>Formato DD/MM/YYYY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grauParentesc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Grau de parentesco com a pessoa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sex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Sexo. </text:span>1 para MASCULINO; 2 para FEMININ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nomeMae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NÃO</text:p>
          </table:table-cell>
          <table:table-cell table:style-name="ce27" office:value-type="string" calcext:value-type="string">
            <text:p>Nome da mãe do dependente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pf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1" calcext:value-type="float">
            <text:p>11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CPF. </text:span>Somente números. Valor fixo com 11 dígitos.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rg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NÃO</text:p>
          </table:table-cell>
          <table:table-cell table:style-name="ce27" office:value-type="string" calcext:value-type="string">
            <text:p>RG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rgOrgaoEmissor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6" office:value-type="string" calcext:value-type="string">
            <text:p>NÃO</text:p>
          </table:table-cell>
          <table:table-cell table:style-name="ce27" office:value-type="string" calcext:value-type="string">
            <text:p>Órgão de emissão do RG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rgUfEmissa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NÃO</text:p>
          </table:table-cell>
          <table:table-cell table:style-name="ce27" office:value-type="string" calcext:value-type="string">
            <text:p>UF de emissão do RG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rgDataEmissa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<text:span text:style-name="T1">Data de emissão do RG. </text:span>Formato DD/MM/YYYY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ataVigenciaAuxilioPreEscolar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<text:span text:style-name="T1">Data de vigência do auxílio pré-escolar. </text:span>Formato DD/MM/YYYY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pensaoAlimenticia</text:p>
          </table:table-cell>
          <table:table-cell table:style-name="ce30" office:value-type="string" calcext:value-type="string">
            <text:p>LISTA</text:p>
          </table:table-cell>
          <table:table-cell table:style-name="ce30" table:number-columns-repeated="2"/>
          <table:table-cell table:style-name="ce27" office:value-type="string" calcext:value-type="string">
            <text:p>Ver LEIAUTE PENSAO_ALIMENTICIA</text:p>
          </table:table-cell>
          <table:table-cell table:number-columns-repeated="1018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 table:number-rows-repeated="104855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GAMENTO" table:style-name="ta1">
        <table:table-column table:style-name="co10" table:default-cell-style-name="ce28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ce34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IAUTE PAGAMENTO</text:p>
          </table:table-cell>
          <table:covered-table-cell table:number-columns-repeated="3" table:style-name="ce4"/>
          <table:covered-table-cell table:style-name="ce31"/>
          <table:table-cell table:style-name="ce35" table:number-columns-repeated="1018"/>
        </table:table-row>
        <table:table-row table:style-name="ro2">
          <table:table-cell table:style-name="ce1" office:value-type="string" calcext:value-type="string">
            <text:p>NOME DO CAMP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ANHO</text:p>
          </table:table-cell>
          <table:table-cell table:style-name="ce4" office:value-type="string" calcext:value-type="string">
            <text:p>OBRIGATÓRIO</text:p>
          </table:table-cell>
          <table:table-cell table:style-name="ce32" office:value-type="string" calcext:value-type="string">
            <text:p>DESCRIÇÃO</text:p>
          </table:table-cell>
          <table:table-cell table:style-name="ce35" table:number-columns-repeated="1018"/>
        </table:table-row>
        <table:table-row table:style-name="ro3">
          <table:table-cell table:style-name="ce27" office:value-type="string" calcext:value-type="string">
            <text:p>valorAdicionalQualificaca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2.2" calcext:value-type="float">
            <text:p>2,2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Adicional de qualificação. </text:span>Valor percentual do adicional de qualificação. Separador decimal deve ser o caracter ponto (.). 0, 5, 7.5, 10, 12.5. </text:p>
          </table:table-cell>
          <table:table-cell table:number-columns-repeated="1018"/>
        </table:table-row>
        <table:table-row table:style-name="ro3">
          <table:table-cell table:style-name="ce27" office:value-type="string" calcext:value-type="string">
            <text:p>dataExpiracaoAdicional1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<text:span text:style-name="T1">Formato DD/MM/YYYY. </text:span>Data de expiração do primeiro agrupamento do adicional de treinamento.</text:p>
          </table:table-cell>
          <table:table-cell table:number-columns-repeated="1018"/>
        </table:table-row>
        <table:table-row table:style-name="ro3">
          <table:table-cell table:style-name="ce27" office:value-type="string" calcext:value-type="string">
            <text:p>dataExpiracaoAdicional2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<text:span text:style-name="T1">Formato DD/MM/YYYY. </text:span>Data de expiração do segundo agrupamento do adicional de treinamento.</text:p>
          </table:table-cell>
          <table:table-cell table:number-columns-repeated="1018"/>
        </table:table-row>
        <table:table-row table:style-name="ro3">
          <table:table-cell table:style-name="ce27" office:value-type="string" calcext:value-type="string">
            <text:p>quintosDecimos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.2" calcext:value-type="float">
            <text:p>10,2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O valor de quintos/décimos que a pessoa recebe. Separador decimal deve ser o caracter ponto (.)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anuenios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Quantidade de anuênios que a pessoa recebe.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ataInicioAbonoPermanecia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<text:span text:style-name="T1">Data de início do abono permanência. </text:span>Formato DD/MM/YYYY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vpni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.2" calcext:value-type="float">
            <text:p>10,2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O valor de VPNI que a pessoa recebe. Separador decimal deve ser o caracter ponto (.)</text:p>
          </table:table-cell>
          <table:table-cell table:number-columns-repeated="1018"/>
        </table:table-row>
        <table:table-row table:style-name="ro3">
          <table:table-cell table:style-name="ce27" office:value-type="string" calcext:value-type="string">
            <text:p>auxilioAlimentaca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.2" calcext:value-type="float">
            <text:p>10,2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O valor do auxílio alimentação que a pessoa recebe. Separador decimal deve ser o caracter ponto (.)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feriasAnoExercici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Ano de exercício do período aquisitivo com saldo a ser usufruído no órgão de destin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feriasSald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Quantidade de dias de férias pendente de usufruto.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feriasUmTerc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Informa se foi recebido 1/3 de férias no ramo de origem. 1 para SIM e 0 para NÂ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feriasDataAdiantament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Data do adiantamento de férias. Formato DD/MM/YYYY.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feriasAdiantamentoSald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.2" calcext:value-type="float">
            <text:p>10,2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Valor do saldo de adiantamento de férias. Separador decimal deve ser o caracter ponto (.)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feriasAdiantamentoParcela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Quantidade parcelas do adiantamento de férias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feriasAdiantamentoIr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NAO</text:p>
          </table:table-cell>
          <table:table-cell table:style-name="ce33" office:value-type="string" calcext:value-type="string">
            <text:p>Indicativo de incidência de IR. 1 para SIM e 0 para NÂO</text:p>
          </table:table-cell>
          <table:table-cell table:number-columns-repeated="1018"/>
        </table:table-row>
        <table:table-row table:style-name="ro3">
          <table:table-cell table:style-name="ce27" office:value-type="string" calcext:value-type="string">
            <text:p>gratificacaoNatalinaAdiantament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.2" calcext:value-type="float">
            <text:p>10,2</text:p>
          </table:table-cell>
          <table:table-cell table:style-name="ce30" office:value-type="string" calcext:value-type="string">
            <text:p>NAO</text:p>
          </table:table-cell>
          <table:table-cell table:style-name="ce33" office:value-type="string" calcext:value-type="string">
            <text:p>Valor de adiantamento de gratificação natalina pago pelo ramo de origem. Separador decimal deve ser o caracter ponto (.)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ataIsencaoIr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NAO</text:p>
          </table:table-cell>
          <table:table-cell table:style-name="ce33" office:value-type="string" calcext:value-type="string">
            <text:p>Data de início da isenção de IR. Formato DD/MM/YYYY.</text:p>
          </table:table-cell>
          <table:table-cell table:number-columns-repeated="1018"/>
        </table:table-row>
        <table:table-row table:style-name="ro3">
          <table:table-cell table:style-name="ce27" office:value-type="string" calcext:value-type="string">
            <text:p>tipoIsencaoIr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Tipo de isenção de IR 1 – Isenção IR sobre abono permanência; 2 – Isenção IR sobre remuneração.</text:p>
          </table:table-cell>
          <table:table-cell table:number-columns-repeated="1018"/>
        </table:table-row>
        <table:table-row table:style-name="ro2" table:number-rows-repeated="104855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INDICATO_ASSOCIACAO" table:style-name="ta1">
        <table:table-column table:style-name="co11" table:default-cell-style-name="ce28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ce34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IAUTE SINDICATO_ASSOCIACAO</text:p>
          </table:table-cell>
          <table:covered-table-cell table:number-columns-repeated="3" table:style-name="ce4"/>
          <table:covered-table-cell table:style-name="ce31"/>
          <table:table-cell table:style-name="ce35" table:number-columns-repeated="1018"/>
        </table:table-row>
        <table:table-row table:style-name="ro2">
          <table:table-cell table:style-name="ce1" office:value-type="string" calcext:value-type="string">
            <text:p>NOME DO CAMP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ANHO</text:p>
          </table:table-cell>
          <table:table-cell table:style-name="ce4" office:value-type="string" calcext:value-type="string">
            <text:p>OBRIGATÓRIO</text:p>
          </table:table-cell>
          <table:table-cell table:style-name="ce32" office:value-type="string" calcext:value-type="string">
            <text:p>DESCRIÇÃO</text:p>
          </table:table-cell>
          <table:table-cell table:style-name="ce35" table:number-columns-repeated="1018"/>
        </table:table-row>
        <table:table-row table:style-name="ro2">
          <table:table-cell table:style-name="ce27" office:value-type="string" calcext:value-type="string">
            <text:p>dataInicioVigencia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Data de início da vigência da contribuição para o sindicato/associaçã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npj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CNPJ. </text:span>Somente números. Valor fixo com 14 dígitos.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nomeSindicatoAssociaca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Nome do sindicato/associação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UNPRESP" table:style-name="ta1">
        <table:table-column table:style-name="co12" table:default-cell-style-name="ce28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ce34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IAUTE FUNPRESP</text:p>
          </table:table-cell>
          <table:covered-table-cell table:number-columns-repeated="3" table:style-name="ce4"/>
          <table:covered-table-cell table:style-name="ce31"/>
          <table:table-cell table:style-name="ce35" table:number-columns-repeated="1018"/>
        </table:table-row>
        <table:table-row table:style-name="ro2">
          <table:table-cell table:style-name="ce1" office:value-type="string" calcext:value-type="string">
            <text:p>NOME DO CAMP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ANHO</text:p>
          </table:table-cell>
          <table:table-cell table:style-name="ce4" office:value-type="string" calcext:value-type="string">
            <text:p>OBRIGATÓRIO</text:p>
          </table:table-cell>
          <table:table-cell table:style-name="ce32" office:value-type="string" calcext:value-type="string">
            <text:p>DESCRIÇÃO</text:p>
          </table:table-cell>
          <table:table-cell table:style-name="ce35" table:number-columns-repeated="1018"/>
        </table:table-row>
        <table:table-row table:style-name="ro2">
          <table:table-cell table:style-name="ce27" office:value-type="string" calcext:value-type="string">
            <text:p>tipoContribuicao</text:p>
          </table:table-cell>
          <table:table-cell table:style-name="ce30" office:value-type="string" calcext:value-type="string">
            <text:p>NUMÉRICO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Identificador do tipo de contribuição. </text:span>Ver tabela de domínio TIPO_CONTRIBUICA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tipoTributacao</text:p>
          </table:table-cell>
          <table:table-cell table:style-name="ce30" office:value-type="string" calcext:value-type="string">
            <text:p>NUMÉRICO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Identificador do tipo de tributação. </text:span>Ver tabela de domínio TIPO_TRIBUTACA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percentualDescont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.2" calcext:value-type="float">
            <text:p>10,2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O valor percentual do desconto da funpresp. Separador decimal deve ser o caracter ponto (.)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quantidadeUrp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Quantidade de URP para efeito de cálculo</text:p>
          </table:table-cell>
          <table:table-cell table:number-columns-repeated="1018"/>
        </table:table-row>
        <table:table-row table:style-name="ro3">
          <table:table-cell table:style-name="ce27" office:value-type="string" calcext:value-type="string">
            <text:p>valorBaseCalcul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.2" calcext:value-type="float">
            <text:p>10,2</text:p>
          </table:table-cell>
          <table:table-cell table:style-name="ce30" office:value-type="string" calcext:value-type="string">
            <text:p>NÃO</text:p>
          </table:table-cell>
          <table:table-cell table:style-name="ce33" office:value-type="string" calcext:value-type="string">
            <text:p>Valor base para o cálculo do desconto, caso exista. Separador decimal deve ser o caracter ponto (.)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ataAdesao</text:p>
          </table:table-cell>
          <table:table-cell table:style-name="ce36" office:value-type="string" calcext:value-type="string">
            <text:p>STRING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Data de adesão à funpresp.Formato DD/MM/YYYY. </text:p>
          </table:table-cell>
          <table:table-cell table:number-columns-repeated="1018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 table:number-rows-repeated="104856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UNPRESP_AGRUPAMENTO" table:style-name="ta1">
        <table:table-column table:style-name="co12" table:default-cell-style-name="ce28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ce34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IAUTE FUNPRESP_AGRUPAMENTO</text:p>
          </table:table-cell>
          <table:covered-table-cell table:number-columns-repeated="3" table:style-name="ce4"/>
          <table:covered-table-cell table:style-name="ce31"/>
          <table:table-cell table:style-name="ce35" table:number-columns-repeated="1018"/>
        </table:table-row>
        <table:table-row table:style-name="ro2">
          <table:table-cell table:style-name="ce1" office:value-type="string" calcext:value-type="string">
            <text:p>NOME DO CAMP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ANHO</text:p>
          </table:table-cell>
          <table:table-cell table:style-name="ce4" office:value-type="string" calcext:value-type="string">
            <text:p>OBRIGATÓRIO</text:p>
          </table:table-cell>
          <table:table-cell table:style-name="ce32" office:value-type="string" calcext:value-type="string">
            <text:p>DESCRIÇÃO</text:p>
          </table:table-cell>
          <table:table-cell table:style-name="ce35" table:number-columns-repeated="1018"/>
        </table:table-row>
        <table:table-row table:style-name="ro2">
          <table:table-cell table:style-name="ce27" office:value-type="string" calcext:value-type="string">
            <text:p>tipoAgrupamento</text:p>
          </table:table-cell>
          <table:table-cell table:style-name="ce30" office:value-type="string" calcext:value-type="string">
            <text:p>NUMÉRICO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Tipo de agrupamento. Ver tabela de domínio TIPO_AGRUPAMENT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ataInicio</text:p>
          </table:table-cell>
          <table:table-cell table:style-name="ce36" office:value-type="string" calcext:value-type="string">
            <text:p>STRING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Data de início. Formato DD/MM/YYYY.</text:p>
          </table:table-cell>
          <table:table-cell table:number-columns-repeated="1018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 table:number-rows-repeated="10485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CONSIGNADO" table:style-name="ta1">
        <table:table-column table:style-name="co13" table:default-cell-style-name="ce28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ce34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IAUTE CONSIGNADO</text:p>
          </table:table-cell>
          <table:covered-table-cell table:number-columns-repeated="3" table:style-name="ce4"/>
          <table:covered-table-cell table:style-name="ce31"/>
          <table:table-cell table:style-name="ce35" table:number-columns-repeated="1018"/>
        </table:table-row>
        <table:table-row table:style-name="ro2">
          <table:table-cell table:style-name="ce1" office:value-type="string" calcext:value-type="string">
            <text:p>NOME DO CAMP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ANHO</text:p>
          </table:table-cell>
          <table:table-cell table:style-name="ce4" office:value-type="string" calcext:value-type="string">
            <text:p>OBRIGATÓRIO</text:p>
          </table:table-cell>
          <table:table-cell table:style-name="ce32" office:value-type="string" calcext:value-type="string">
            <text:p>DESCRIÇÃO</text:p>
          </table:table-cell>
          <table:table-cell table:style-name="ce35" table:number-columns-repeated="1018"/>
        </table:table-row>
        <table:table-row table:style-name="ro2">
          <table:table-cell table:style-name="ce27" office:value-type="string" calcext:value-type="string">
            <text:p>cnpj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CNPJ. </text:span>Somente números. Valor fixo com 14 dígitos.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nomeInstituica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Nome da instituição contratada para realização do empréstimo consignad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percentualMargem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.2" calcext:value-type="float">
            <text:p>10,2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O valor percentual da margem utilizada. Separador decimal deve ser o caracter ponto (.)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numeroParcelasContratadas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Número de parcelas contratadas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numeroParcelasPagar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Número de parcelas a pagar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valorParcela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.2" calcext:value-type="float">
            <text:p>10,2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Valor de cada parcela. </text:span>Separador decimal deve ser o caracter ponto (.)</text:p>
          </table:table-cell>
          <table:table-cell table:number-columns-repeated="1018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 table:number-rows-repeated="104856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ESCONTO_JUDICIAL" table:style-name="ta1">
        <table:table-column table:style-name="co14" table:default-cell-style-name="ce28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ce34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IAUTE DESCONTO_JUDICIAL</text:p>
          </table:table-cell>
          <table:covered-table-cell table:number-columns-repeated="3" table:style-name="ce4"/>
          <table:covered-table-cell table:style-name="ce31"/>
          <table:table-cell table:style-name="ce35" table:number-columns-repeated="1018"/>
        </table:table-row>
        <table:table-row table:style-name="ro2">
          <table:table-cell table:style-name="ce1" office:value-type="string" calcext:value-type="string">
            <text:p>NOME DO CAMP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ANHO</text:p>
          </table:table-cell>
          <table:table-cell table:style-name="ce4" office:value-type="string" calcext:value-type="string">
            <text:p>OBRIGATÓRIO</text:p>
          </table:table-cell>
          <table:table-cell table:style-name="ce32" office:value-type="string" calcext:value-type="string">
            <text:p>DESCRIÇÃO</text:p>
          </table:table-cell>
          <table:table-cell table:style-name="ce35" table:number-columns-repeated="1018"/>
        </table:table-row>
        <table:table-row table:style-name="ro2">
          <table:table-cell table:style-name="ce27" office:value-type="string" calcext:value-type="string">
            <text:p>tipoBaseCalculo</text:p>
          </table:table-cell>
          <table:table-cell table:style-name="ce30" office:value-type="string" calcext:value-type="string">
            <text:p>NUMÉRICO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Identificador do tipo de base de cálculo. </text:span>Ver tabela de domínio TIPO_BASE_CALCUL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tipoValor</text:p>
          </table:table-cell>
          <table:table-cell table:style-name="ce30" office:value-type="string" calcext:value-type="string">
            <text:p>NUMÉRICO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Identificador do tipo de valor. </text:span>Ver tabela de domínio TIPO_VALOR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valorTotalDescont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.2" calcext:value-type="float">
            <text:p>10,2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Valor total a ser descontad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valorPagar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.2" calcext:value-type="float">
            <text:p>10,2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Valor que falta ser descontad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valorDescont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.2" calcext:value-type="float">
            <text:p>10,2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Valor do desconto. </text:span>Separador decimal deve ser o caracter ponto (.)</text:p>
          </table:table-cell>
          <table:table-cell table:number-columns-repeated="1018"/>
        </table:table-row>
        <table:table-row table:style-name="ro3">
          <table:table-cell table:style-name="ce27" office:value-type="string" calcext:value-type="string">
            <text:p>descricaoDescontoJudicial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4000" calcext:value-type="float">
            <text:p>4000</text:p>
          </table:table-cell>
          <table:table-cell table:style-name="ce36" office:value-type="string" calcext:value-type="string">
            <text:p>NÃO</text:p>
          </table:table-cell>
          <table:table-cell table:style-name="ce33" office:value-type="string" calcext:value-type="string">
            <text:p><text:span text:style-name="T1">Descrição do desconto judicial. </text:span>Texto descritivo de como deve ser feito o cálculo para o desconto.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pfCnpjBeneficiari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Número do CPF/CNPJ do beneficiário. </text:span>Somente números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nomeBeneficiari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6" office:value-type="string" calcext:value-type="string">
            <text:p>SIM</text:p>
          </table:table-cell>
          <table:table-cell table:style-name="ce27" office:value-type="string" calcext:value-type="string">
            <text:p>Nome do beneficiário do crédit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banc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Número do banc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agencia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Número da agência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agenciaDv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NÃO</text:p>
          </table:table-cell>
          <table:table-cell table:style-name="ce27" office:value-type="string" calcext:value-type="string">
            <text:p>Dígito verificador da agência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onta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Número da conta bancária incluindo a operação no caso de CAIXA e SANTANDER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ontaDv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Dígito verificador da conta</text:p>
          </table:table-cell>
          <table:table-cell table:number-columns-repeated="1018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 table:number-rows-repeated="10485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REINAMENTO" table:style-name="ta1">
        <table:table-column table:style-name="co15" table:default-cell-style-name="ce28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ce34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IAUTE TREINAMENTO</text:p>
          </table:table-cell>
          <table:covered-table-cell table:number-columns-repeated="3" table:style-name="ce4"/>
          <table:covered-table-cell table:style-name="ce31"/>
          <table:table-cell table:style-name="ce35" table:number-columns-repeated="1018"/>
        </table:table-row>
        <table:table-row table:style-name="ro2">
          <table:table-cell table:style-name="ce1" office:value-type="string" calcext:value-type="string">
            <text:p>NOME DO CAMP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ANHO</text:p>
          </table:table-cell>
          <table:table-cell table:style-name="ce4" office:value-type="string" calcext:value-type="string">
            <text:p>OBRIGATÓRIO</text:p>
          </table:table-cell>
          <table:table-cell table:style-name="ce31" office:value-type="string" calcext:value-type="string">
            <text:p>DESCRIÇÃO</text:p>
          </table:table-cell>
          <table:table-cell table:style-name="ce35" table:number-columns-repeated="1018"/>
        </table:table-row>
        <table:table-row table:style-name="ro2">
          <table:table-cell table:style-name="ce27" office:value-type="string" calcext:value-type="string">
            <text:p>nome</text:p>
          </table:table-cell>
          <table:table-cell table:style-name="ce30" office:value-type="string" calcext:value-type="string">
            <text:p>STRING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string" calcext:value-type="string">
            <text:p>SIM</text:p>
          </table:table-cell>
          <table:table-cell table:style-name="ce27" office:value-type="string" calcext:value-type="string">
            <text:p>Nome do treinament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nomeInstituica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200" calcext:value-type="float">
            <text:p>200</text:p>
          </table:table-cell>
          <table:table-cell table:style-name="ce36" office:value-type="string" calcext:value-type="string">
            <text:p>SIM</text:p>
          </table:table-cell>
          <table:table-cell table:style-name="ce27" office:value-type="string" calcext:value-type="string">
            <text:p>Nome da instituiçã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tip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Tipo. </text:span>1 para Institucional; 2 para Particular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ataInici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Data início do treinamento. </text:span>Formato DD/MM/YYYY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ataFim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Data fim do treinamento. </text:span>Formato DD/MM/YYYY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argaHoraria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4.2" calcext:value-type="float">
            <text:p>4,2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Separador decimal deve ser o caracter ponto (.)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agrupamento</text:p>
          </table:table-cell>
          <table:table-cell table:style-name="ce30" office:value-type="string" calcext:value-type="string">
            <text:p>LISTA</text:p>
          </table:table-cell>
          <table:table-cell table:style-name="ce30" table:number-columns-repeated="2"/>
          <table:table-cell table:style-name="ce27" office:value-type="string" calcext:value-type="string">
            <text:p>Ver LEIAUTE TREINAMENTO_AGRUPAMENTO</text:p>
          </table:table-cell>
          <table:table-cell table:number-columns-repeated="1018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 table:number-rows-repeated="104856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REINAMENTO_AGRUPAMENTO" table:style-name="ta1">
        <table:table-column table:style-name="co16" table:default-cell-style-name="ce28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ce34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IAUTE TREINAMENTO_AGRUPAMENTO</text:p>
          </table:table-cell>
          <table:covered-table-cell table:number-columns-repeated="3" table:style-name="ce4"/>
          <table:covered-table-cell table:style-name="ce31"/>
          <table:table-cell table:style-name="ce35" table:number-columns-repeated="1018"/>
        </table:table-row>
        <table:table-row table:style-name="ro2">
          <table:table-cell table:style-name="ce1" office:value-type="string" calcext:value-type="string">
            <text:p>NOME DO CAMP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ANHO</text:p>
          </table:table-cell>
          <table:table-cell table:style-name="ce4" office:value-type="string" calcext:value-type="string">
            <text:p>OBRIGATÓRIO</text:p>
          </table:table-cell>
          <table:table-cell table:style-name="ce32" office:value-type="string" calcext:value-type="string">
            <text:p>DESCRIÇÃO</text:p>
          </table:table-cell>
          <table:table-cell table:style-name="ce35" table:number-columns-repeated="1018"/>
        </table:table-row>
        <table:table-row table:style-name="ro2">
          <table:table-cell table:style-name="ce27" office:value-type="string" calcext:value-type="string">
            <text:p>cargaHorariaUtilizada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4.2" calcext:value-type="float">
            <text:p>4,2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Carga horária utilizada. </text:span>Separador decimal deve ser o caracter ponto (.)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sequencialAgrupament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SIM</text:p>
          </table:table-cell>
          <table:table-cell table:style-name="ce27" office:value-type="string" calcext:value-type="string">
            <text:p>Sequencial do agrupament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ataInici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Data início do agrupamento. </text:span>Formato DD/MM/YYYY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ataFim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Data fim do agrupamento. </text:span>Formato DD/MM/YYYY</text:p>
          </table:table-cell>
          <table:table-cell table:number-columns-repeated="1018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 table:number-rows-repeated="104856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ENSAO_ALIMENTICIA" table:style-name="ta1">
        <table:table-column table:style-name="co17" table:default-cell-style-name="ce28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ce34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IAUTE PENSAO_ALIMENTICIA</text:p>
          </table:table-cell>
          <table:covered-table-cell table:number-columns-repeated="3" table:style-name="ce4"/>
          <table:covered-table-cell table:style-name="ce31"/>
          <table:table-cell table:style-name="ce35" table:number-columns-repeated="1018"/>
        </table:table-row>
        <table:table-row table:style-name="ro2">
          <table:table-cell table:style-name="ce1" office:value-type="string" calcext:value-type="string">
            <text:p>NOME DO CAMP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ANHO</text:p>
          </table:table-cell>
          <table:table-cell table:style-name="ce4" office:value-type="string" calcext:value-type="string">
            <text:p>OBRIGATÓRIO</text:p>
          </table:table-cell>
          <table:table-cell table:style-name="ce31" office:value-type="string" calcext:value-type="string">
            <text:p>DESCRIÇÃO</text:p>
          </table:table-cell>
          <table:table-cell table:style-name="ce35" table:number-columns-repeated="1018"/>
        </table:table-row>
        <table:table-row table:style-name="ro2">
          <table:table-cell table:style-name="ce27" office:value-type="string" calcext:value-type="string">
            <text:p>tipoBaseCalculo</text:p>
          </table:table-cell>
          <table:table-cell table:style-name="ce30" office:value-type="string" calcext:value-type="string">
            <text:p>NUMÉRICO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Identificador do tipo de base de cálculo. </text:span>Ver tabela de domínio TIPO_BASE_CALCUL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dataInicioPagamento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Data início do pagamento. </text:span>Formato DD/MM/YYYY</text:p>
          </table:table-cell>
          <table:table-cell table:number-columns-repeated="1018"/>
        </table:table-row>
        <table:table-row table:style-name="ro3">
          <table:table-cell table:style-name="ce27" office:value-type="string" calcext:value-type="string">
            <text:p>valorReferencia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.2" calcext:value-type="float">
            <text:p>10,2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Valor de referência. </text:span>Pode ser um percentual, uma quantidade ou um valor decimal. Separador decimal deve ser o caracter ponto (.), se for o caso.</text:p>
          </table:table-cell>
          <table:table-cell table:number-columns-repeated="1018"/>
        </table:table-row>
        <table:table-row table:style-name="ro3">
          <table:table-cell table:style-name="ce27" office:value-type="string" calcext:value-type="string">
            <text:p>valorAdiantamentoGratificaoNatalina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0.2" calcext:value-type="float">
            <text:p>10,2</text:p>
          </table:table-cell>
          <table:table-cell table:style-name="ce36" office:value-type="string" calcext:value-type="string">
            <text:p>SIM</text:p>
          </table:table-cell>
          <table:table-cell table:style-name="ce33" office:value-type="string" calcext:value-type="string">
            <text:p><text:span text:style-name="T1">Valor de adiantamento referente à gratificação natalina. </text:span>Separador decimal deve ser o caracter ponto (.), se for o caso.</text:p>
          </table:table-cell>
          <table:table-cell table:number-columns-repeated="1018"/>
        </table:table-row>
        <table:table-row table:style-name="ro3">
          <table:table-cell table:style-name="ce27" office:value-type="string" calcext:value-type="string">
            <text:p>descricaoDescontoJudicial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4000" calcext:value-type="float">
            <text:p>4000</text:p>
          </table:table-cell>
          <table:table-cell table:style-name="ce36" office:value-type="string" calcext:value-type="string">
            <text:p>NÃO</text:p>
          </table:table-cell>
          <table:table-cell table:style-name="ce33" office:value-type="string" calcext:value-type="string">
            <text:p><text:span text:style-name="T1">Descrição do desconto judicial. </text:span>Texto descritivo de como deve ser feito o cálculo para o desconto.</text:p>
          </table:table-cell>
          <table:table-cell table:number-columns-repeated="1018"/>
        </table:table-row>
        <table:table-row table:style-name="ro3">
          <table:table-cell table:style-name="ce27" office:value-type="string" calcext:value-type="string">
            <text:p>cpfRepresentanteLegal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NÃO</text:p>
          </table:table-cell>
          <table:table-cell table:style-name="ce37" office:value-type="string" calcext:value-type="string">
            <text:p><text:span text:style-name="T2">CPF do representante legal, quando o benefício não puder ser pago diretamente ao titular. </text:span>Somente números. Valor fixo com 11 dígitos.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nomeRepresentanteLegal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NÃO</text:p>
          </table:table-cell>
          <table:table-cell table:style-name="ce27" office:value-type="string" calcext:value-type="string">
            <text:p>Nome do representante legal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banco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Número do banco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agencia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Número da agência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agenciaDv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Dígito verificador da agência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onta</text:p>
          </table:table-cell>
          <table:table-cell table:style-name="ce30" office:value-type="string" calcext:value-type="string">
            <text:p>NUMÉRICO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SIM</text:p>
          </table:table-cell>
          <table:table-cell table:style-name="ce33" office:value-type="string" calcext:value-type="string">
            <text:p>Número da conta bancária incluindo a operação no caso de CAIXA e SANTANDER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contaDv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IM</text:p>
          </table:table-cell>
          <table:table-cell table:style-name="ce27" office:value-type="string" calcext:value-type="string">
            <text:p>Dígito verificador da conta</text:p>
          </table:table-cell>
          <table:table-cell table:number-columns-repeated="1018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 table:number-rows-repeated="17">
          <table:table-cell table:style-name="Default"/>
          <table:table-cell table:number-columns-repeated="3"/>
          <table:table-cell table:style-name="ce28"/>
          <table:table-cell table:number-columns-repeated="3"/>
          <table:table-cell table:style-name="ce34"/>
          <table:table-cell table:number-columns-repeated="1014"/>
        </table:table-row>
        <table:table-row table:style-name="ro2" table:number-rows-repeated="2">
          <table:table-cell table:number-columns-repeated="4"/>
          <table:table-cell table:style-name="ce28"/>
          <table:table-cell table:number-columns-repeated="3"/>
          <table:table-cell table:style-name="ce34"/>
          <table:table-cell table:number-columns-repeated="1014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OMINIO_TIPO_AGRUPAMENTO" table:style-name="ta1">
        <table:table-column table:style-name="co18" table:default-cell-style-name="ce28"/>
        <table:table-column table:style-name="co9" table:default-cell-style-name="ce34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OMINIO TIPO_AGRUPAMENTO</text:p>
          </table:table-cell>
          <table:covered-table-cell table:style-name="ce31"/>
          <table:table-cell table:style-name="ce35" table:number-columns-repeated="1019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31" office:value-type="string" calcext:value-type="string">
            <text:p>DESCRIÇÃO</text:p>
          </table:table-cell>
          <table:table-cell table:style-name="ce35" table:number-columns-repeated="1019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Função de confiança/cargo em comissão, inclusive em substituição</text:p>
          </table:table-cell>
          <table:table-cell table:number-columns-repeated="1019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Adicional de qualificação/treinamento</text:p>
          </table:table-cell>
          <table:table-cell table:number-columns-repeated="1019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Adicional noturno</text:p>
          </table:table-cell>
          <table:table-cell table:number-columns-repeated="1019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Adicional por serviço extraordinário (hora extra)</text:p>
          </table:table-cell>
          <table:table-cell table:number-columns-repeated="1019"/>
        </table:table-row>
        <table:table-row table:style-name="ro2"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Gratificação de perícia</text:p>
          </table:table-cell>
          <table:table-cell table:number-columns-repeated="1019"/>
        </table:table-row>
        <table:table-row table:style-name="ro2"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Gratificação de projeto</text:p>
          </table:table-cell>
          <table:table-cell table:number-columns-repeated="1019"/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38" office:value-type="string" calcext:value-type="string">
            <text:p>Gratificação de Segurança</text:p>
          </table:table-cell>
          <table:table-cell table:number-columns-repeated="1019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38" office:value-type="string" calcext:value-type="string">
            <text:p>Gratificação acumulação de ofício</text:p>
          </table:table-cell>
          <table:table-cell table:number-columns-repeated="1019"/>
        </table:table-row>
        <table:table-row table:style-name="ro3">
          <table:table-cell table:style-name="ce27" office:value-type="float" office:value="9" calcext:value-type="float">
            <text:p>9</text:p>
          </table:table-cell>
          <table:table-cell table:style-name="ce38" office:value-type="string" calcext:value-type="string">
            <text:p>Rubricas pagas em decorrência de local de trabalho (Ad. Atividade penosa, Ad. Insalubridade, Ad. Periculosidade etc)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19"/>
        </table:table-row>
        <table:table-row table:style-name="ro2" table:number-rows-repeated="1048563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OMINIO_ESTADO_CIVIL" table:style-name="ta1">
        <table:table-column table:style-name="co19" table:default-cell-style-name="ce28"/>
        <table:table-column table:style-name="co20" table:default-cell-style-name="ce34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OMINIO ESTADO_CIVIL</text:p>
          </table:table-cell>
          <table:covered-table-cell table:style-name="ce31"/>
          <table:table-cell table:style-name="ce35" table:number-columns-repeated="1019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31" office:value-type="string" calcext:value-type="string">
            <text:p>DESCRIÇÃO</text:p>
          </table:table-cell>
          <table:table-cell table:style-name="ce35" table:number-columns-repeated="1019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Solteiro</text:p>
          </table:table-cell>
          <table:table-cell table:number-columns-repeated="1019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Casado</text:p>
          </table:table-cell>
          <table:table-cell table:number-columns-repeated="1019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Viúvo</text:p>
          </table:table-cell>
          <table:table-cell table:number-columns-repeated="1019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Separado</text:p>
          </table:table-cell>
          <table:table-cell table:number-columns-repeated="1019"/>
        </table:table-row>
        <table:table-row table:style-name="ro2"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Divorciado</text:p>
          </table:table-cell>
          <table:table-cell table:number-columns-repeated="1019"/>
        </table:table-row>
        <table:table-row table:style-name="ro2"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União Estável</text:p>
          </table:table-cell>
          <table:table-cell table:number-columns-repeated="1019"/>
        </table:table-row>
        <table:table-row table:style-name="ro2">
          <table:table-cell table:style-name="ce27" office:value-type="float" office:value="99" calcext:value-type="float">
            <text:p>99</text:p>
          </table:table-cell>
          <table:table-cell table:style-name="ce38" office:value-type="string" calcext:value-type="string">
            <text:p>Outros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19"/>
        </table:table-row>
        <table:table-row table:style-name="ro2" table:number-rows-repeated="1048565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OMINIO_TIPO_BASE_CALCULO" table:style-name="ta1">
        <table:table-column table:style-name="co19" table:default-cell-style-name="ce28"/>
        <table:table-column table:style-name="co20" table:default-cell-style-name="ce34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OMINIO TIPO_BASE_CALCULO</text:p>
          </table:table-cell>
          <table:covered-table-cell table:style-name="ce31"/>
          <table:table-cell table:style-name="ce35" table:number-columns-repeated="1019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31" office:value-type="string" calcext:value-type="string">
            <text:p>DESCRIÇÃO</text:p>
          </table:table-cell>
          <table:table-cell table:style-name="ce35" table:number-columns-repeated="1019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Valor Líquido</text:p>
          </table:table-cell>
          <table:table-cell table:number-columns-repeated="1019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Valor Bruto</text:p>
          </table:table-cell>
          <table:table-cell table:number-columns-repeated="1019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Salário Líquido</text:p>
          </table:table-cell>
          <table:table-cell table:number-columns-repeated="1019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Valor Fixo</text:p>
          </table:table-cell>
          <table:table-cell table:number-columns-repeated="1019"/>
        </table:table-row>
        <table:table-row table:style-name="ro2">
          <table:table-cell table:style-name="ce27" office:value-type="float" office:value="99" calcext:value-type="float">
            <text:p>99</text:p>
          </table:table-cell>
          <table:table-cell table:style-name="ce33" office:value-type="string" calcext:value-type="string">
            <text:p>Não Informado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OMINIO_TIPO_VALOR" table:style-name="ta1">
        <table:table-column table:style-name="co19" table:default-cell-style-name="ce28"/>
        <table:table-column table:style-name="co20" table:default-cell-style-name="ce34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OMINIO TIPO_VALOR</text:p>
          </table:table-cell>
          <table:covered-table-cell table:style-name="ce31"/>
          <table:table-cell table:style-name="ce35" table:number-columns-repeated="1019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31" office:value-type="string" calcext:value-type="string">
            <text:p>DESCRIÇÃO</text:p>
          </table:table-cell>
          <table:table-cell table:style-name="ce35" table:number-columns-repeated="1019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Quantidade</text:p>
          </table:table-cell>
          <table:table-cell table:number-columns-repeated="1019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Percentual</text:p>
          </table:table-cell>
          <table:table-cell table:number-columns-repeated="1019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Valor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19"/>
        </table:table-row>
        <table:table-row table:style-name="ro2" table:number-rows-repeated="104856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OMINIO_TIPO_TRIBUTACAO" table:style-name="ta1">
        <table:table-column table:style-name="co19" table:default-cell-style-name="ce28"/>
        <table:table-column table:style-name="co20" table:default-cell-style-name="ce34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OMINIO TIPO_TRIBUTACAO</text:p>
          </table:table-cell>
          <table:covered-table-cell table:style-name="ce31"/>
          <table:table-cell table:style-name="ce35" table:number-columns-repeated="1019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31" office:value-type="string" calcext:value-type="string">
            <text:p>DESCRIÇÃO</text:p>
          </table:table-cell>
          <table:table-cell table:style-name="ce35" table:number-columns-repeated="1019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Regressiva</text:p>
          </table:table-cell>
          <table:table-cell table:number-columns-repeated="1019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Progressiva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OMINIO_TIPO_CONTRIBUICAO" table:style-name="ta1">
        <table:table-column table:style-name="co19" table:default-cell-style-name="ce28"/>
        <table:table-column table:style-name="co20" table:default-cell-style-name="ce34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OMINIO TIPO_CONTRIBUICAO</text:p>
          </table:table-cell>
          <table:covered-table-cell table:style-name="ce31"/>
          <table:table-cell table:style-name="ce35" table:number-columns-repeated="1019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31" office:value-type="string" calcext:value-type="string">
            <text:p>DESCRIÇÃO</text:p>
          </table:table-cell>
          <table:table-cell table:style-name="ce35" table:number-columns-repeated="1019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Patrocinada</text:p>
          </table:table-cell>
          <table:table-cell table:number-columns-repeated="1019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Vinculada</text:p>
          </table:table-cell>
          <table:table-cell table:number-columns-repeated="1019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Facultativa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19"/>
        </table:table-row>
        <table:table-row table:style-name="ro2" table:number-rows-repeated="104856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OMINIO_TIPO_REGIME_PREVIDENCIARIO" table:style-name="ta1">
        <table:table-column table:style-name="co19" table:default-cell-style-name="ce28"/>
        <table:table-column table:style-name="co20" table:default-cell-style-name="ce34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OMINIO TIPO_REGIME_PREVIDENCIARIO</text:p>
          </table:table-cell>
          <table:covered-table-cell table:style-name="ce31"/>
          <table:table-cell table:style-name="ce35" table:number-columns-repeated="1019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31" office:value-type="string" calcext:value-type="string">
            <text:p>DESCRIÇÃO</text:p>
          </table:table-cell>
          <table:table-cell table:style-name="ce35" table:number-columns-repeated="1019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RPPS - Regime Próprio de Previdência Social</text:p>
          </table:table-cell>
          <table:table-cell table:number-columns-repeated="1019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RPPS limitado ao teto do RGPS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OMINIO_GRAU_INSTRUCAO" table:style-name="ta1">
        <table:table-column table:style-name="co19" table:default-cell-style-name="ce28"/>
        <table:table-column table:style-name="co20" table:default-cell-style-name="ce34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OMINIO GRAU_INSTRUCAO</text:p>
          </table:table-cell>
          <table:covered-table-cell table:style-name="ce31"/>
          <table:table-cell table:style-name="ce35" table:number-columns-repeated="1019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31" office:value-type="string" calcext:value-type="string">
            <text:p>DESCRIÇÃO</text:p>
          </table:table-cell>
          <table:table-cell table:style-name="ce35" table:number-columns-repeated="1019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ANALFABETO</text:p>
          </table:table-cell>
          <table:table-cell table:number-columns-repeated="1019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ATÉ O 5º ANO INCOMPLETO DO ENSINO FUNDAMENTAL (ANTIGA 4ª SÉRIE)</text:p>
          </table:table-cell>
          <table:table-cell table:number-columns-repeated="1019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5º ANO COMPLETO DO ENSINO FUNDAMENTAL</text:p>
          </table:table-cell>
          <table:table-cell table:number-columns-repeated="1019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DO 6º AO 9º ANO DO ENSINO FUNDAMENTAL (ANTIGA 5ª À 8ª SÉRIE)</text:p>
          </table:table-cell>
          <table:table-cell table:number-columns-repeated="1019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ENSINO FUNDAMENTAL COMPLETO</text:p>
          </table:table-cell>
          <table:table-cell table:number-columns-repeated="1019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ENSINO MÉDIO INCOMPLETO</text:p>
          </table:table-cell>
          <table:table-cell table:number-columns-repeated="1019"/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33" office:value-type="string" calcext:value-type="string">
            <text:p>ENSINO MÉDIO COMPLETO <text:s text:c="38"/></text:p>
          </table:table-cell>
          <table:table-cell table:number-columns-repeated="1019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33" office:value-type="string" calcext:value-type="string">
            <text:p>EDUCAÇÃO SUPERIOR INCOMPLETA</text:p>
          </table:table-cell>
          <table:table-cell table:number-columns-repeated="1019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33" office:value-type="string" calcext:value-type="string">
            <text:p>EDUCAÇÃO SUPERIOR COMPLETA</text:p>
          </table:table-cell>
          <table:table-cell table:number-columns-repeated="1019"/>
        </table:table-row>
        <table:table-row table:style-name="ro2"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ESPECIALIZAÇÃO</text:p>
          </table:table-cell>
          <table:table-cell table:number-columns-repeated="1019"/>
        </table:table-row>
        <table:table-row table:style-name="ro2">
          <table:table-cell table:style-name="ce27" office:value-type="float" office:value="11" calcext:value-type="float">
            <text:p>11</text:p>
          </table:table-cell>
          <table:table-cell table:style-name="ce38" office:value-type="string" calcext:value-type="string">
            <text:p>MESTRADO</text:p>
          </table:table-cell>
          <table:table-cell table:number-columns-repeated="1019"/>
        </table:table-row>
        <table:table-row table:style-name="ro2"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DOUTORADO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OMINIO_RACA" table:style-name="ta1">
        <table:table-column table:style-name="co19" table:default-cell-style-name="ce28"/>
        <table:table-column table:style-name="co20" table:default-cell-style-name="ce34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OMINIO RACA</text:p>
          </table:table-cell>
          <table:covered-table-cell table:style-name="ce31"/>
          <table:table-cell table:style-name="ce35" table:number-columns-repeated="1019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31" office:value-type="string" calcext:value-type="string">
            <text:p>DESCRIÇÃO</text:p>
          </table:table-cell>
          <table:table-cell table:style-name="ce35" table:number-columns-repeated="1019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Preta</text:p>
          </table:table-cell>
          <table:table-cell table:number-columns-repeated="1019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Branca</text:p>
          </table:table-cell>
          <table:table-cell table:number-columns-repeated="1019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Amarela</text:p>
          </table:table-cell>
          <table:table-cell table:number-columns-repeated="1019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Parda</text:p>
          </table:table-cell>
          <table:table-cell table:number-columns-repeated="1019"/>
        </table:table-row>
        <table:table-row table:style-name="ro2"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Indígena</text:p>
          </table:table-cell>
          <table:table-cell table:number-columns-repeated="1019"/>
        </table:table-row>
        <table:table-row table:style-name="ro2">
          <table:table-cell table:style-name="ce27" office:value-type="float" office:value="99" calcext:value-type="float">
            <text:p>99</text:p>
          </table:table-cell>
          <table:table-cell table:style-name="ce38" office:value-type="string" calcext:value-type="string">
            <text:p>Não desejo informar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19"/>
        </table:table-row>
        <table:table-row table:style-name="ro2" table:number-rows-repeated="1048566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OMINIO_IDENTIDADE_GENERO" table:style-name="ta1">
        <table:table-column table:style-name="co19" table:default-cell-style-name="ce28"/>
        <table:table-column table:style-name="co20" table:default-cell-style-name="ce34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OMINIO IDENTIDADE_GENERO</text:p>
          </table:table-cell>
          <table:covered-table-cell table:style-name="ce31"/>
          <table:table-cell table:style-name="ce35" table:number-columns-repeated="1019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31" office:value-type="string" calcext:value-type="string">
            <text:p>DESCRIÇÃO</text:p>
          </table:table-cell>
          <table:table-cell table:style-name="ce35" table:number-columns-repeated="1019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Homem Transgênero</text:p>
          </table:table-cell>
          <table:table-cell table:number-columns-repeated="1019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Mulher Transgênero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OMINIO_CARGO_EFETIVO" table:style-name="ta1">
        <table:table-column table:style-name="co6" table:default-cell-style-name="ce36"/>
        <table:table-column table:style-name="co21" table:default-cell-style-name="ce36"/>
        <table:table-row table:style-name="ro2">
          <table:table-cell table:style-name="ce1" office:value-type="string" calcext:value-type="string" table:number-columns-spanned="2" table:number-rows-spanned="1">
            <text:p>DOMINIO CARGO_EFETIVO</text:p>
          </table:table-cell>
          <table:covered-table-cell table:style-name="ce31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31" office:value-type="string" calcext:value-type="string">
            <text:p>DESCRIÇÃO</text:p>
          </table:table-cell>
        </table:table-row>
        <table:table-row table:style-name="ro2">
          <table:table-cell table:style-name="ce27" office:value-type="string" calcext:value-type="string">
            <text:p>AN030102</text:p>
          </table:table-cell>
          <table:table-cell table:style-name="ce33" office:value-type="string" calcext:value-type="string">
            <text:p>ANALISTA DO MPU/ARQUIVOLOGIA <text:s text:c="31"/></text:p>
          </table:table-cell>
        </table:table-row>
        <table:table-row table:style-name="ro2">
          <table:table-cell table:style-name="ce27" office:value-type="string" calcext:value-type="string">
            <text:p>AN030103</text:p>
          </table:table-cell>
          <table:table-cell table:style-name="ce33" office:value-type="string" calcext:value-type="string">
            <text:p>ANALISTA DO MPU/ATUARIAL <text:s text:c="35"/></text:p>
          </table:table-cell>
        </table:table-row>
        <table:table-row table:style-name="ro2">
          <table:table-cell office:value-type="string" calcext:value-type="string">
            <text:p>AN030104</text:p>
          </table:table-cell>
          <table:table-cell office:value-type="string" calcext:value-type="string">
            <text:p>ANALISTA DO MPU/BIBLIOTECONOMIA <text:s text:c="28"/></text:p>
          </table:table-cell>
        </table:table-row>
        <table:table-row table:style-name="ro2">
          <table:table-cell office:value-type="string" calcext:value-type="string">
            <text:p>AN030112</text:p>
          </table:table-cell>
          <table:table-cell office:value-type="string" calcext:value-type="string">
            <text:p>ANALISTA DO MPU/CARDIOLOGIA <text:s text:c="32"/></text:p>
          </table:table-cell>
        </table:table-row>
        <table:table-row table:style-name="ro2">
          <table:table-cell office:value-type="string" calcext:value-type="string">
            <text:p>AN030113</text:p>
          </table:table-cell>
          <table:table-cell office:value-type="string" calcext:value-type="string">
            <text:p>ANALISTA DO MPU/CLÍNICA MÉDICA <text:s text:c="29"/></text:p>
          </table:table-cell>
        </table:table-row>
        <table:table-row table:style-name="ro2">
          <table:table-cell office:value-type="string" calcext:value-type="string">
            <text:p>AN030105</text:p>
          </table:table-cell>
          <table:table-cell office:value-type="string" calcext:value-type="string">
            <text:p>ANALISTA DO MPU/COMUNICAÇÃO SOCIAL <text:s text:c="25"/></text:p>
          </table:table-cell>
        </table:table-row>
        <table:table-row table:style-name="ro2">
          <table:table-cell office:value-type="string" calcext:value-type="string">
            <text:p>AN030114</text:p>
          </table:table-cell>
          <table:table-cell office:value-type="string" calcext:value-type="string">
            <text:p>ANALISTA DO MPU/DERMATOLOGIA <text:s text:c="31"/></text:p>
          </table:table-cell>
        </table:table-row>
        <table:table-row table:style-name="ro2">
          <table:table-cell office:value-type="string" calcext:value-type="string">
            <text:p>AN030150</text:p>
          </table:table-cell>
          <table:table-cell office:value-type="string" calcext:value-type="string">
            <text:p>ANALISTA DO MPU/DESENVOLVIMENTO DE SISTEMAS <text:s text:c="16"/></text:p>
          </table:table-cell>
        </table:table-row>
        <table:table-row table:style-name="ro2">
          <table:table-cell office:value-type="string" calcext:value-type="string">
            <text:p>AN030101</text:p>
          </table:table-cell>
          <table:table-cell office:value-type="string" calcext:value-type="string">
            <text:p>ANALISTA DO MPU/DIREITO <text:s text:c="36"/></text:p>
          </table:table-cell>
        </table:table-row>
        <table:table-row table:style-name="ro2">
          <table:table-cell office:value-type="string" calcext:value-type="string">
            <text:p>AN030107</text:p>
          </table:table-cell>
          <table:table-cell office:value-type="string" calcext:value-type="string">
            <text:p>ANALISTA DO MPU/EDUCAÇÃO <text:s text:c="35"/></text:p>
          </table:table-cell>
        </table:table-row>
        <table:table-row table:style-name="ro2">
          <table:table-cell office:value-type="string" calcext:value-type="string">
            <text:p>AN030115</text:p>
          </table:table-cell>
          <table:table-cell office:value-type="string" calcext:value-type="string">
            <text:p>ANALISTA DO MPU/ENDOCRINOLOGIA <text:s text:c="29"/></text:p>
          </table:table-cell>
        </table:table-row>
        <table:table-row table:style-name="ro2">
          <table:table-cell office:value-type="string" calcext:value-type="string">
            <text:p>AN030144</text:p>
          </table:table-cell>
          <table:table-cell office:value-type="string" calcext:value-type="string">
            <text:p>ANALISTA DO MPU/ENFERMAGEM <text:s text:c="33"/></text:p>
          </table:table-cell>
        </table:table-row>
        <table:table-row table:style-name="ro2">
          <table:table-cell office:value-type="string" calcext:value-type="string">
            <text:p>AN030106</text:p>
          </table:table-cell>
          <table:table-cell office:value-type="string" calcext:value-type="string">
            <text:p>ANALISTA DO MPU/ESTATÍSTICA <text:s text:c="32"/></text:p>
          </table:table-cell>
        </table:table-row>
        <table:table-row table:style-name="ro2">
          <table:table-cell office:value-type="string" calcext:value-type="string">
            <text:p>AN030145</text:p>
          </table:table-cell>
          <table:table-cell office:value-type="string" calcext:value-type="string">
            <text:p>ANALISTA DO MPU/FARMÁCIA/BIOQUÍMICA <text:s text:c="24"/></text:p>
          </table:table-cell>
        </table:table-row>
        <table:table-row table:style-name="ro2">
          <table:table-cell office:value-type="string" calcext:value-type="string">
            <text:p>AN030108</text:p>
          </table:table-cell>
          <table:table-cell office:value-type="string" calcext:value-type="string">
            <text:p>ANALISTA DO MPU/FINANÇAS E CONTROLE <text:s text:c="24"/></text:p>
          </table:table-cell>
        </table:table-row>
        <table:table-row table:style-name="ro2">
          <table:table-cell office:value-type="string" calcext:value-type="string">
            <text:p>AN030116</text:p>
          </table:table-cell>
          <table:table-cell office:value-type="string" calcext:value-type="string">
            <text:p>ANALISTA DO MPU/FISIATRIA <text:s text:c="34"/></text:p>
          </table:table-cell>
        </table:table-row>
        <table:table-row table:style-name="ro2">
          <table:table-cell office:value-type="string" calcext:value-type="string">
            <text:p>AN030109</text:p>
          </table:table-cell>
          <table:table-cell office:value-type="string" calcext:value-type="string">
            <text:p>ANALISTA DO MPU/GESTÃO PÚBLICA <text:s text:c="29"/></text:p>
          </table:table-cell>
        </table:table-row>
        <table:table-row table:style-name="ro2">
          <table:table-cell office:value-type="string" calcext:value-type="string">
            <text:p>AN030117</text:p>
          </table:table-cell>
          <table:table-cell office:value-type="string" calcext:value-type="string">
            <text:p>ANALISTA DO MPU/GINECOLOGIA <text:s text:c="32"/></text:p>
          </table:table-cell>
        </table:table-row>
        <table:table-row table:style-name="ro2">
          <table:table-cell office:value-type="string" calcext:value-type="string">
            <text:p>AN030111</text:p>
          </table:table-cell>
          <table:table-cell office:value-type="string" calcext:value-type="string">
            <text:p>ANALISTA DO MPU/HISTÓRIA <text:s text:c="35"/></text:p>
          </table:table-cell>
        </table:table-row>
        <table:table-row table:style-name="ro2">
          <table:table-cell office:value-type="string" calcext:value-type="string">
            <text:p>AN030146</text:p>
          </table:table-cell>
          <table:table-cell office:value-type="string" calcext:value-type="string">
            <text:p>ANALISTA DO MPU/NUTRIÇÃO <text:s text:c="35"/></text:p>
          </table:table-cell>
        </table:table-row>
        <table:table-row table:style-name="ro2">
          <table:table-cell office:value-type="string" calcext:value-type="string">
            <text:p>AN030147</text:p>
          </table:table-cell>
          <table:table-cell office:value-type="string" calcext:value-type="string">
            <text:p>ANALISTA DO MPU/ODONTOLOGIA <text:s text:c="32"/></text:p>
          </table:table-cell>
        </table:table-row>
        <table:table-row table:style-name="ro2">
          <table:table-cell office:value-type="string" calcext:value-type="string">
            <text:p>AN030118</text:p>
          </table:table-cell>
          <table:table-cell office:value-type="string" calcext:value-type="string">
            <text:p>ANALISTA DO MPU/OFTALMOLOGIA <text:s text:c="31"/></text:p>
          </table:table-cell>
        </table:table-row>
        <table:table-row table:style-name="ro2">
          <table:table-cell office:value-type="string" calcext:value-type="string">
            <text:p>AN030119</text:p>
          </table:table-cell>
          <table:table-cell office:value-type="string" calcext:value-type="string">
            <text:p>ANALISTA DO MPU/OTORRINOLARINGOLOGIA <text:s text:c="23"/></text:p>
          </table:table-cell>
        </table:table-row>
        <table:table-row table:style-name="ro2">
          <table:table-cell office:value-type="string" calcext:value-type="string">
            <text:p>AN030120</text:p>
          </table:table-cell>
          <table:table-cell office:value-type="string" calcext:value-type="string">
            <text:p>ANALISTA DO MPU/PEDIATRIA <text:s text:c="34"/></text:p>
          </table:table-cell>
        </table:table-row>
        <table:table-row table:style-name="ro2">
          <table:table-cell office:value-type="string" calcext:value-type="string">
            <text:p>AN030122</text:p>
          </table:table-cell>
          <table:table-cell office:value-type="string" calcext:value-type="string">
            <text:p>ANALISTA DO MPU/PERITO EM ANTROPOLOGIA <text:s text:c="21"/></text:p>
          </table:table-cell>
        </table:table-row>
        <table:table-row table:style-name="ro2">
          <table:table-cell office:value-type="string" calcext:value-type="string">
            <text:p>AN030123</text:p>
          </table:table-cell>
          <table:table-cell office:value-type="string" calcext:value-type="string">
            <text:p>ANALISTA DO MPU/PERITO EM ARQUEOLOGIA <text:s text:c="22"/></text:p>
          </table:table-cell>
        </table:table-row>
        <table:table-row table:style-name="ro2">
          <table:table-cell office:value-type="string" calcext:value-type="string">
            <text:p>AN030124</text:p>
          </table:table-cell>
          <table:table-cell office:value-type="string" calcext:value-type="string">
            <text:p>ANALISTA DO MPU/PERITO EM ARQUITETURA <text:s text:c="22"/></text:p>
          </table:table-cell>
        </table:table-row>
        <table:table-row table:style-name="ro2">
          <table:table-cell office:value-type="string" calcext:value-type="string">
            <text:p>AN030125</text:p>
          </table:table-cell>
          <table:table-cell office:value-type="string" calcext:value-type="string">
            <text:p>ANALISTA DO MPU/PERITO EM BIOLOGIA <text:s text:c="25"/></text:p>
          </table:table-cell>
        </table:table-row>
        <table:table-row table:style-name="ro2">
          <table:table-cell office:value-type="string" calcext:value-type="string">
            <text:p>AN030126</text:p>
          </table:table-cell>
          <table:table-cell office:value-type="string" calcext:value-type="string">
            <text:p>ANALISTA DO MPU/PERITO EM CONTABILIDADE <text:s text:c="20"/></text:p>
          </table:table-cell>
        </table:table-row>
        <table:table-row table:style-name="ro2">
          <table:table-cell office:value-type="string" calcext:value-type="string">
            <text:p>AN030127</text:p>
          </table:table-cell>
          <table:table-cell office:value-type="string" calcext:value-type="string">
            <text:p>ANALISTA DO MPU/PERITO EM ECONOMIA <text:s text:c="25"/></text:p>
          </table:table-cell>
        </table:table-row>
        <table:table-row table:style-name="ro2">
          <table:table-cell office:value-type="string" calcext:value-type="string">
            <text:p>AN030128</text:p>
          </table:table-cell>
          <table:table-cell office:value-type="string" calcext:value-type="string">
            <text:p>ANALISTA DO MPU/PERITO EM ENGENHARIA AGRONÔMICA <text:s text:c="12"/></text:p>
          </table:table-cell>
        </table:table-row>
        <table:table-row table:style-name="ro2">
          <table:table-cell office:value-type="string" calcext:value-type="string">
            <text:p>AN030129</text:p>
          </table:table-cell>
          <table:table-cell office:value-type="string" calcext:value-type="string">
            <text:p>ANALISTA DO MPU/PERITO EM ENGENHARIA AMBIENTAL <text:s text:c="13"/></text:p>
          </table:table-cell>
        </table:table-row>
        <table:table-row table:style-name="ro2">
          <table:table-cell office:value-type="string" calcext:value-type="string">
            <text:p>AN030130</text:p>
          </table:table-cell>
          <table:table-cell office:value-type="string" calcext:value-type="string">
            <text:p>ANALISTA DO MPU/PERITO EM ENGENHARIA CIVIL <text:s text:c="17"/></text:p>
          </table:table-cell>
        </table:table-row>
        <table:table-row table:style-name="ro2">
          <table:table-cell office:value-type="string" calcext:value-type="string">
            <text:p>AN030131</text:p>
          </table:table-cell>
          <table:table-cell office:value-type="string" calcext:value-type="string">
            <text:p>ANALISTA DO MPU/PERITO EM ENGENHARIA DE MINAS <text:s text:c="14"/></text:p>
          </table:table-cell>
        </table:table-row>
        <table:table-row table:style-name="ro2">
          <table:table-cell office:value-type="string" calcext:value-type="string">
            <text:p>AN030132</text:p>
          </table:table-cell>
          <table:table-cell office:value-type="string" calcext:value-type="string">
            <text:p>ANALISTA DO MPU/PERITO EM ENGENHARIA DE SEG. DO TRABALHO <text:s text:c="3"/></text:p>
          </table:table-cell>
        </table:table-row>
        <table:table-row table:style-name="ro2">
          <table:table-cell office:value-type="string" calcext:value-type="string">
            <text:p>AN030133</text:p>
          </table:table-cell>
          <table:table-cell office:value-type="string" calcext:value-type="string">
            <text:p>ANALISTA DO MPU/PERITO EM ENGENHARIA ELÉTRICA <text:s text:c="14"/></text:p>
          </table:table-cell>
        </table:table-row>
        <table:table-row table:style-name="ro2">
          <table:table-cell office:value-type="string" calcext:value-type="string">
            <text:p>AN030134</text:p>
          </table:table-cell>
          <table:table-cell office:value-type="string" calcext:value-type="string">
            <text:p>ANALISTA DO MPU/PERITO EM ENGENHARIA FLORESTAL <text:s text:c="13"/></text:p>
          </table:table-cell>
        </table:table-row>
        <table:table-row table:style-name="ro2">
          <table:table-cell office:value-type="string" calcext:value-type="string">
            <text:p>AN030135</text:p>
          </table:table-cell>
          <table:table-cell office:value-type="string" calcext:value-type="string">
            <text:p>ANALISTA DO MPU/PERITO EM ENGENHARIA MECÂNICA <text:s text:c="14"/></text:p>
          </table:table-cell>
        </table:table-row>
        <table:table-row table:style-name="ro2">
          <table:table-cell office:value-type="string" calcext:value-type="string">
            <text:p>AN030136</text:p>
          </table:table-cell>
          <table:table-cell office:value-type="string" calcext:value-type="string">
            <text:p>ANALISTA DO MPU/PERITO EM ENGENHARIA QUÍMICA <text:s text:c="15"/></text:p>
          </table:table-cell>
        </table:table-row>
        <table:table-row table:style-name="ro2">
          <table:table-cell office:value-type="string" calcext:value-type="string">
            <text:p>AN030137</text:p>
          </table:table-cell>
          <table:table-cell office:value-type="string" calcext:value-type="string">
            <text:p>ANALISTA DO MPU/PERITO EM ENGENHARIA SANITÁRIA <text:s text:c="13"/></text:p>
          </table:table-cell>
        </table:table-row>
        <table:table-row table:style-name="ro2">
          <table:table-cell office:value-type="string" calcext:value-type="string">
            <text:p>AN030138</text:p>
          </table:table-cell>
          <table:table-cell office:value-type="string" calcext:value-type="string">
            <text:p>ANALISTA DO MPU/PERITO EM GEOGRAFIA <text:s text:c="24"/></text:p>
          </table:table-cell>
        </table:table-row>
        <table:table-row table:style-name="ro2">
          <table:table-cell office:value-type="string" calcext:value-type="string">
            <text:p>AN030139</text:p>
          </table:table-cell>
          <table:table-cell office:value-type="string" calcext:value-type="string">
            <text:p>ANALISTA DO MPU/PERITO EM GEOLOGIA <text:s text:c="25"/></text:p>
          </table:table-cell>
        </table:table-row>
        <table:table-row table:style-name="ro2">
          <table:table-cell office:value-type="string" calcext:value-type="string">
            <text:p>AN030140</text:p>
          </table:table-cell>
          <table:table-cell office:value-type="string" calcext:value-type="string">
            <text:p>ANALISTA DO MPU/PERITO EM MEDICINA <text:s text:c="25"/></text:p>
          </table:table-cell>
        </table:table-row>
        <table:table-row table:style-name="ro2">
          <table:table-cell office:value-type="string" calcext:value-type="string">
            <text:p>AN030141</text:p>
          </table:table-cell>
          <table:table-cell office:value-type="string" calcext:value-type="string">
            <text:p>ANALISTA DO MPU/PERITO EM MEDICINA DO TRABALHO <text:s text:c="13"/></text:p>
          </table:table-cell>
        </table:table-row>
        <table:table-row table:style-name="ro2">
          <table:table-cell office:value-type="string" calcext:value-type="string">
            <text:p>AN030142</text:p>
          </table:table-cell>
          <table:table-cell office:value-type="string" calcext:value-type="string">
            <text:p>ANALISTA DO MPU/PERITO EM OCEANOGRAFIA <text:s text:c="21"/></text:p>
          </table:table-cell>
        </table:table-row>
        <table:table-row table:style-name="ro2">
          <table:table-cell office:value-type="string" calcext:value-type="string">
            <text:p>AN030143</text:p>
          </table:table-cell>
          <table:table-cell office:value-type="string" calcext:value-type="string">
            <text:p>ANALISTA DO MPU/PERITO EM TECNOLOGIA DA INFORMAÇÃO E COMUNIC</text:p>
          </table:table-cell>
        </table:table-row>
        <table:table-row table:style-name="ro2">
          <table:table-cell office:value-type="string" calcext:value-type="string">
            <text:p>AN030148</text:p>
          </table:table-cell>
          <table:table-cell office:value-type="string" calcext:value-type="string">
            <text:p>ANALISTA DO MPU/PSICOLOGIA <text:s text:c="33"/></text:p>
          </table:table-cell>
        </table:table-row>
        <table:table-row table:style-name="ro2">
          <table:table-cell office:value-type="string" calcext:value-type="string">
            <text:p>AN030121</text:p>
          </table:table-cell>
          <table:table-cell office:value-type="string" calcext:value-type="string">
            <text:p>ANALISTA DO MPU/PSIQUIATRIA <text:s text:c="32"/></text:p>
          </table:table-cell>
        </table:table-row>
        <table:table-row table:style-name="ro2">
          <table:table-cell office:value-type="string" calcext:value-type="string">
            <text:p>AN030149</text:p>
          </table:table-cell>
          <table:table-cell office:value-type="string" calcext:value-type="string">
            <text:p>ANALISTA DO MPU/SERVIÇO SOCIAL <text:s text:c="29"/></text:p>
          </table:table-cell>
        </table:table-row>
        <table:table-row table:style-name="ro2">
          <table:table-cell office:value-type="string" calcext:value-type="string">
            <text:p>AN030151</text:p>
          </table:table-cell>
          <table:table-cell office:value-type="string" calcext:value-type="string">
            <text:p>ANALISTA DO MPU/SUPORTE E INFRAESTRUTURA <text:s text:c="19"/></text:p>
          </table:table-cell>
        </table:table-row>
        <table:table-row table:style-name="ro2">
          <table:table-cell office:value-type="string" calcext:value-type="string">
            <text:p>TC020101</text:p>
          </table:table-cell>
          <table:table-cell office:value-type="string" calcext:value-type="string">
            <text:p>TÉCNICO DO MPU/ADMINISTRAÇÃO <text:s text:c="31"/></text:p>
          </table:table-cell>
        </table:table-row>
        <table:table-row table:style-name="ro2">
          <table:table-cell office:value-type="string" calcext:value-type="string">
            <text:p>TC020103</text:p>
          </table:table-cell>
          <table:table-cell office:value-type="string" calcext:value-type="string">
            <text:p>TÉCNICO DO MPU/CONTROLE INTERNO <text:s text:c="28"/></text:p>
          </table:table-cell>
        </table:table-row>
        <table:table-row table:style-name="ro2">
          <table:table-cell office:value-type="string" calcext:value-type="string">
            <text:p>TC020104</text:p>
          </table:table-cell>
          <table:table-cell office:value-type="string" calcext:value-type="string">
            <text:p>TÉCNICO DO MPU/EDIFICAÇÃO <text:s text:c="34"/></text:p>
          </table:table-cell>
        </table:table-row>
        <table:table-row table:style-name="ro2">
          <table:table-cell office:value-type="string" calcext:value-type="string">
            <text:p>TC020107</text:p>
          </table:table-cell>
          <table:table-cell office:value-type="string" calcext:value-type="string">
            <text:p>TÉCNICO DO MPU/ENFERMAGEM <text:s text:c="34"/></text:p>
          </table:table-cell>
        </table:table-row>
        <table:table-row table:style-name="ro2">
          <table:table-cell office:value-type="string" calcext:value-type="string">
            <text:p>TC020108</text:p>
          </table:table-cell>
          <table:table-cell office:value-type="string" calcext:value-type="string">
            <text:p>TÉCNICO DO MPU/LABORATÓRIO <text:s text:c="33"/></text:p>
          </table:table-cell>
        </table:table-row>
        <table:table-row table:style-name="ro2">
          <table:table-cell office:value-type="string" calcext:value-type="string">
            <text:p>TC020105</text:p>
          </table:table-cell>
          <table:table-cell office:value-type="string" calcext:value-type="string">
            <text:p>TÉCNICO DO MPU/ORÇAMENTO <text:s text:c="35"/></text:p>
          </table:table-cell>
        </table:table-row>
        <table:table-row table:style-name="ro2">
          <table:table-cell office:value-type="string" calcext:value-type="string">
            <text:p>TC020109</text:p>
          </table:table-cell>
          <table:table-cell office:value-type="string" calcext:value-type="string">
            <text:p>TÉCNICO DO MPU/SAÚDE <text:s text:c="39"/></text:p>
          </table:table-cell>
        </table:table-row>
        <table:table-row table:style-name="ro2">
          <table:table-cell office:value-type="string" calcext:value-type="string">
            <text:p>TC020110</text:p>
          </table:table-cell>
          <table:table-cell office:value-type="string" calcext:value-type="string">
            <text:p>TÉCNICO DO MPU/SAÚDE BUCAL <text:s text:c="33"/></text:p>
          </table:table-cell>
        </table:table-row>
        <table:table-row table:style-name="ro2">
          <table:table-cell office:value-type="string" calcext:value-type="string">
            <text:p>TC020102</text:p>
          </table:table-cell>
          <table:table-cell office:value-type="string" calcext:value-type="string">
            <text:p>TÉCNICO DO MPU/SEGURANÇA INSTITUCIONAL E TRANSPORTE <text:s text:c="8"/></text:p>
          </table:table-cell>
        </table:table-row>
        <table:table-row table:style-name="ro2">
          <table:table-cell office:value-type="string" calcext:value-type="string">
            <text:p>TC020106</text:p>
          </table:table-cell>
          <table:table-cell office:value-type="string" calcext:value-type="string">
            <text:p>TÉCNICO DO MPU/TECNOLOGIA DA INFORMAÇÃO E COMUNICAÇÃO <text:s text:c="6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4:32:22.10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5:48:13.06</meta:creation-date>
    <dc:date>2020-03-04T14:35:09.600000000</dc:date>
    <meta:editing-duration>P4DT7H18M41S</meta:editing-duration>
    <meta:editing-cycles>127</meta:editing-cycles>
    <meta:generator>LibreOffice/6.1.5.2$Windows_X86_64 LibreOffice_project/90f8dcf33c87b3705e78202e3df5142b201bd805</meta:generator>
    <meta:document-statistic meta:table-count="22" meta:cell-count="1111" meta:object-count="0"/>
  </office:meta>
</office:document-meta>
</file>